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sans-serif"/>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Tahoma, 'Arial Unicode MS', 'Lucida Sans Unicode', 'DejaVu Sans', 'Albany AMT', Albany, Arial, 'Nimbus Sans L', 'Interface User', Geneva, Dialog, Lucida, Helvetica, Helmet, 'Interface System', 'Sans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7272e" officeooo:paragraph-rsid="0017272e"/>
    </style:style>
    <style:style style:name="P2" style:family="paragraph" style:parent-style-name="Standard">
      <style:text-properties officeooo:paragraph-rsid="0017272e"/>
    </style:style>
    <style:style style:name="P3" style:family="paragraph" style:parent-style-name="Standard">
      <style:text-properties officeooo:rsid="0018d72d" officeooo:paragraph-rsid="0018d72d"/>
    </style:style>
    <style:style style:name="P4" style:family="paragraph" style:parent-style-name="Standard">
      <style:text-properties officeooo:rsid="0018d72d" officeooo:paragraph-rsid="001cab6a"/>
    </style:style>
    <style:style style:name="P5" style:family="paragraph" style:parent-style-name="Standard">
      <style:text-properties officeooo:paragraph-rsid="0018d72d"/>
    </style:style>
    <style:style style:name="P6" style:family="paragraph" style:parent-style-name="Standard">
      <style:text-properties officeooo:rsid="001b757a" officeooo:paragraph-rsid="001b757a"/>
    </style:style>
    <style:style style:name="P7" style:family="paragraph" style:parent-style-name="Standard">
      <style:text-properties officeooo:rsid="00206c08" officeooo:paragraph-rsid="00206c08"/>
    </style:style>
    <style:style style:name="P8" style:family="paragraph" style:parent-style-name="Standard">
      <style:text-properties fo:color="#000000" style:text-outline="false" style:text-line-through-style="none" style:text-line-through-type="none" style:font-name="Segoe UI" fo:font-size="8pt" fo:letter-spacing="normal" fo:font-style="normal" fo:text-shadow="none" style:text-underline-style="none" fo:font-weight="normal" officeooo:paragraph-rsid="0017272e" style:letter-kerning="true" style:font-size-asian="8pt" style:font-style-asian="normal" style:font-weight-asian="normal" style:text-emphasize="none"/>
    </style:style>
    <style:style style:name="P9" style:family="paragraph" style:parent-style-name="Standard">
      <style:text-properties officeooo:rsid="0018d72d" officeooo:paragraph-rsid="0018d72d"/>
    </style:style>
    <style:style style:name="P10" style:family="paragraph" style:parent-style-name="Standard">
      <style:text-properties style:text-outline="false" style:text-line-through-style="none" style:text-line-through-type="none" style:font-name="Liberation Sans" fo:font-size="8pt" fo:font-style="normal" fo:text-shadow="none" style:text-underline-style="none" fo:font-weight="normal" officeooo:rsid="001afef7" officeooo:paragraph-rsid="0018d72d" style:font-size-asian="8pt" style:font-style-asian="normal" style:font-weight-asian="normal" style:text-emphasize="none"/>
    </style:style>
    <style:style style:name="P11" style:family="paragraph" style:parent-style-name="Standard">
      <style:text-properties officeooo:rsid="0017272e" officeooo:paragraph-rsid="0017272e"/>
    </style:style>
    <style:style style:name="P12" style:family="paragraph" style:parent-style-name="Standard">
      <style:text-properties officeooo:rsid="002100ed" officeooo:paragraph-rsid="002100ed"/>
    </style:style>
    <style:style style:name="P13" style:family="paragraph" style:parent-style-name="Standard">
      <style:text-properties officeooo:rsid="001b757a" officeooo:paragraph-rsid="001b757a"/>
    </style:style>
    <style:style style:name="P14" style:family="paragraph" style:parent-style-name="Standard">
      <style:text-properties officeooo:rsid="0023d721" officeooo:paragraph-rsid="0023d721"/>
    </style:style>
    <style:style style:name="P15" style:family="paragraph" style:parent-style-name="Standard">
      <style:text-properties style:font-name="verdana" fo:font-size="18pt"/>
    </style:style>
    <style:style style:name="T1" style:family="text">
      <style:text-properties officeooo:rsid="0017272e"/>
    </style:style>
    <style:style style:name="T2" style:family="text">
      <style:text-properties officeooo:rsid="0018d72d"/>
    </style:style>
    <style:style style:name="T3" style:family="text">
      <style:text-properties fo:color="#000000" style:text-outline="false" style:text-line-through-style="none" style:text-line-through-type="none" style:font-name="Segoe UI" fo:font-size="8pt" fo:letter-spacing="normal" fo:font-style="normal" fo:text-shadow="none" style:text-underline-style="none" fo:font-weight="normal" style:letter-kerning="true" style:font-size-asian="8pt" style:font-style-asian="normal" style:font-weight-asian="normal" style:text-emphasize="none"/>
    </style:style>
    <style:style style:name="T4" style:family="text">
      <style:text-properties fo:color="#000000" style:text-outline="false" style:text-line-through-style="none" style:text-line-through-type="none" style:font-name="Liberation Sans" fo:font-size="8pt" fo:letter-spacing="normal" fo:font-style="normal" fo:text-shadow="none" style:text-underline-style="none" fo:font-weight="normal" style:letter-kerning="true" style:font-size-asian="8pt" style:font-style-asian="normal" style:font-weight-asian="normal" style:text-emphasize="none"/>
    </style:style>
    <style:style style:name="T5" style:family="text">
      <style:text-properties fo:color="#000000" style:text-outline="false" style:text-line-through-style="none" style:text-line-through-type="none" style:font-name="Liberation Sans" fo:font-size="8pt" fo:letter-spacing="normal" fo:font-style="normal" fo:text-shadow="none" style:text-underline-style="none" fo:font-weight="normal" officeooo:rsid="0018d72d" style:letter-kerning="true" style:font-size-asian="8pt" style:font-style-asian="normal" style:font-weight-asian="normal" style:text-emphasize="none"/>
    </style:style>
    <style:style style:name="T6" style:family="text">
      <style:text-properties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text-emphasize="none"/>
    </style:style>
    <style:style style:name="T7" style:family="text">
      <style:text-properties style:text-outline="false" style:text-line-through-style="none" style:text-line-through-type="none" style:font-name="Liberation Sans" fo:font-size="8pt" fo:font-style="normal" fo:text-shadow="none" style:text-underline-style="none" fo:font-weight="normal" officeooo:rsid="001afef7" style:font-size-asian="8pt" style:font-style-asian="normal" style:font-weight-asian="normal" style:text-emphasize="none"/>
    </style:style>
    <style:style style:name="T8" style:family="text">
      <style:text-properties officeooo:rsid="001b757a"/>
    </style:style>
    <style:style style:name="T9" style:family="text">
      <style:text-properties officeooo:rsid="001c23c1"/>
    </style:style>
    <style:style style:name="T10" style:family="text">
      <style:text-properties officeooo:rsid="00206c08"/>
    </style:style>
    <style:style style:name="T11" style:family="text">
      <style:text-properties officeooo:rsid="002100ed"/>
    </style:style>
    <style:style style:name="T12" style:family="text">
      <style:text-properties officeooo:rsid="0022c70c"/>
    </style:style>
    <style:style style:name="T13" style:family="text">
      <style:text-properties officeooo:rsid="0023d721"/>
    </style:style>
    <style:style style:name="T14"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urnage « Voyance »</text:p>
      <text:h text:style-name="Heading_20_3" text:outline-level="3">Date : </text:h>
      <text:p text:style-name="P1">22/09/2020 – 9h15 - 16h</text:p>
      <text:h text:style-name="Heading_20_3" text:outline-level="3">Lieu : </text:h>
      <text:p text:style-name="P1">Chemin de l’Epinay 72370 Nuillé le Jalais</text:p>
      <text:p text:style-name="P1"><text:a xlink:type="simple" xlink:href="https://www.openstreetmap.org/directions?from=&amp;to=48.00868%2C0.49176" text:style-name="Internet_20_link" text:visited-style-name="Visited_20_Internet_20_Link">https://www.openstreetmap.org/directions?from=&amp;to=48.00868%2C0.49176</text:a></text:p>
      <text:p text:style-name="P1">GPS : 48.00865, 0.49179</text:p>
      <text:h text:style-name="Heading_20_3" text:outline-level="3">En amont</text:h>
      <text:p text:style-name="P1"><text:span text:style-name="T12">Samedi soir – </text:span>ORL récupère la caméra, les batteries, les cartes SD, le pied chez Nico &amp; Hélène.</text:p>
      <text:p text:style-name="P1"><text:span text:style-name="T12">Lundi journée – </text:span>ORL prépare repas du midi.</text:p>
      <text:p text:style-name="P3"><text:span text:style-name="T12">Lundi soir – </text:span>ORL récupère les costumes <text:span text:style-name="T10">BF </text:span>à Saint Calais.</text:p>
      <text:h text:style-name="Heading_20_3" text:outline-level="3">Programme</text:h>
      <text:p text:style-name="P1">8h30 – RDV à la Chapelle pour covoiturage (option)</text:p>
      <text:p text:style-name="P1">9h15 – <text:span text:style-name="T2">A</text:span>rrivée ORL &amp; Jeannot <text:span text:style-name="T2">à Nuillé</text:span></text:p>
      <text:p text:style-name="P12">9h30 – Installation décor / lumières</text:p>
      <text:p text:style-name="P1"><text:span text:style-name="T11">10</text:span>h30 – 12h<text:span text:style-name="T2">30</text:span> : <text:span text:style-name="T2">Tournage (chef op : Jeannot)</text:span></text:p>
      <text:p text:style-name="P1"><text:tab/><text:span text:style-name="T2">Scènes VS + Doah</text:span></text:p>
      <text:p text:style-name="P2"><text:span text:style-name="T1"><text:tab/></text:span><text:span text:style-name="T3">2-3-3, 4, 5, 6, 7, 2-3-9, 10, 11</text:span></text:p>
      <text:p text:style-name="P2"><text:span text:style-name="T3"><text:tab/></text:span><text:span text:style-name="T4">2-3-8 </text:span><text:span text:style-name="T5">(optionnelle – peut être faite ailleurs)</text:span></text:p>
      <text:p text:style-name="P8"><text:tab/></text:p>
      <text:p text:style-name="P3">12h30 - 14h00 : Repas</text:p>
      <text:p text:style-name="P3">14h00 – 16h00 : Tournage (chef op : ORL)</text:p>
      <text:p text:style-name="P3"><text:tab/>Scènes VS + Soft &amp; Rains</text:p>
      <text:p text:style-name="P5"><text:span text:style-name="T2"><text:tab/></text:span><text:span text:style-name="T3">5-16</text:span></text:p>
      <text:p text:style-name="P5"><text:span text:style-name="T2"><text:tab/></text:span><text:span text:style-name="T6">5-17, 19, 21, 23 </text:span><text:span text:style-name="T7">(faire des prises de sécu en plans larges avec S&amp;R dissimulés)</text:span></text:p>
      <text:p text:style-name="P10"><text:tab/>Plan sécu : S&amp;R sortent de la pièce en mode abat-jour et porte-manteaux</text:p>
      <text:h text:style-name="Heading_20_3" text:outline-level="3">Matériel</text:h>
      <text:p text:style-name="P4">Storyboard <text:span text:style-name="T9">imprimé x4</text:span></text:p>
      <text:p text:style-name="P4"><text:span text:style-name="T9"><text:tab/></text:span><text:a xlink:type="simple" xlink:href="https://github.com/AMMD/LesNouvellesAventuresDesBaronsFreaks/blob/master/Artistique/Storyboard/Acte2.pdf" text:style-name="Internet_20_link" text:visited-style-name="Visited_20_Internet_20_Link"><text:span text:style-name="T9">https://github.com/AMMD/LesNouvellesAventuresDesBaronsFreaks/blob/master/Artistique/Storyboard/Acte2.pdf</text:span></text:a></text:p>
      <text:p text:style-name="P4"><text:tab/><text:a xlink:type="simple" xlink:href="https://github.com/AMMD/LesNouvellesAventuresDesBaronsFreaks/blob/master/Artistique/Storyboard/Acte5.pdf" text:style-name="Internet_20_link" text:visited-style-name="Visited_20_Internet_20_Link">https://github.com/AMMD/LesNouvellesAventuresDesBaronsFreaks/blob/master/Artistique/Storyboard/Acte5.pdf</text:a></text:p>
      <text:p text:style-name="P3"/>
      <text:p text:style-name="P3">Boule de cristal →<text:span text:style-name="T11"> ORL ramène les siennes + boule facette Nico</text:span></text:p>
      <text:p text:style-name="P7">Tasse de café</text:p>
      <text:p text:style-name="P3">Tapis, Rideaux →<text:span text:style-name="T11"> Déjà sur place</text:span></text:p>
      <text:p text:style-name="P6">Abat-jour →<text:span text:style-name="T11"> Déjà sur place</text:span></text:p>
      <text:p text:style-name="P6">Porte-Manteau</text:p>
      <text:p text:style-name="P7">Boîte à Meuh</text:p>
      <text:p text:style-name="P3"/>
      <text:p text:style-name="P3">Costume Soft + Rains : <text:span text:style-name="T8">leggins noir, t-shirt manches longues noir, cagoule moto noire, laissant apparaître les yeux (ouverture large) ou les yeux + la bouche</text:span></text:p>
      <text:p text:style-name="P3">Costume Doah</text:p>
      <text:p text:style-name="P6"><text:soft-page-break/>Costume Marion : voyante jeu de rôle Victorien <text:span text:style-name="T11">+ bling George Clinton (cf. cette photo https://www.trbimg.com/img-5446ffcb/turbine/la-et-jc-7-crazy-but-safe-for-work-stories-george-clinton-memoir-20141021) → ORL ramène chaînes, lunettes bling.</text:span></text:p>
      <text:p text:style-name="P6"/>
      <text:h text:style-name="Heading_20_3" text:outline-level="3">Décor</text:h>
      <text:h text:style-name="Heading_20_4" text:outline-level="4">murs / pièce: </text:h>
      <text:p text:style-name="Standard">- fenêtre occultée, doubles rideaux chargés par dessus + embrases bien kitch, paravent bois derrière "fauteuil emmanuelle" enfant (pour le client qui ne s'assoit pas), fauteuil voltaire pour la voyante, coussins, plusieurs petites tables/ trucs sur lesquels poser plein de choses. Des tissus, du drapé, des calebasses, des plumes, des trucs qui tombent du plafond (d'ailleurs, plutôt que de "cacher" les murs, on pourrait draper le plafond assez bas pour que ça ressorte à la cam' ??? what do you think ?)</text:p>
      <text:p text:style-name="P15"/>
      <text:p text:style-name="Standard">- Bruno <text:span text:style-name="T13">Le Poêle</text:span> apparaît, prévoir des bâtonnets d'encens + patafix ou scotch pour faire tenir dans les tuyaux peut-être selon la largeur du plan, voir pour fixer tissu neutre côté bureau de cali pour les raccords...  </text:p>
      <text:p text:style-name="P15"/>
      <text:p text:style-name="P15"/>
      <text:h text:style-name="Heading_20_4" text:outline-level="4"><text:span text:style-name="T14">tables :</text:span> </text:h>
      <text:p text:style-name="Standard">possibilités </text:p>
      <text:p text:style-name="Standard">- la petite table bois  rectangulaire chez marion, avec nappe et drapé + roulettes en dessous ou pas?</text:p>
      <text:p text:style-name="Standard">- la table en en rotin ronde un peu plus haute mais moins large avec grand plateau cuivre à rebord dessus (plus facile pour "faire tourner")</text:p>
      <text:p text:style-name="Standard">- table d' ORL</text:p>
      <text:p text:style-name="Standard">- coffre à bois dans le salon (ps : on n'y a pas pensé, mais il est déjà sur roulettes  et un peu plus haut que les tables)</text:p>
      <text:p text:style-name="Standard">- petit meuble à tiroir et à portes dans ma chambre style faux colonial-rotin cuir... je sais que tu l'a vu, sous l'escalier ;-) il est très léger et peut bouger facilement ! et peut permettre de planquer des trucs ou de justifier le fait que je me tourne pour chercher qqchose dedans pendant que les gars posent le paillasson sous la boule, ou alors, simplement en déco avec des tas de fioles et de potions chelous façon cabinet de curiosité en laissant les portes ouvertes...</text:p>
      <text:p text:style-name="P15"/>
      <text:h text:style-name="Heading_20_4" text:outline-level="4"><text:span text:style-name="T14">Deco :</text:span> </text:h>
      <text:p text:style-name="Standard">plein d'objets variés dispo chez Marion </text:p>
      <text:p text:style-name="Standard">-hiboux x 2  </text:p>
      <text:p text:style-name="Standard">- lampe sur pied pour se cacher derrière, lampe téléphone, lampe calebasse, plus de 50 bougies led imitation flamme + lot de 7/8 bougies plus haute imitation flamme à intensité variable avec télécommande</text:p>
      <text:p text:style-name="Standard">- fioles et bougeoirs variés</text:p>
      <text:p text:style-name="Standard">- plumes et objets chelous variés</text:p>
      <text:p text:style-name="Standard">- possibilité os vrais ou faux + crâne</text:p>
      <text:p text:style-name="Standard">- un clavier ? taille enfant ou adulte à voir selon place, appuyé contre le mur</text:p>
      <text:p text:style-name="Standard">- runes divinatoires, jeux tarots, pièces échecs statuettes ethniques sculptées,</text:p>
      <text:p text:style-name="Standard">- boule à facette ou vase boule transparent plus socle inox chez marion   pour la boule de cristal =&gt; trouver un moyen de la fixer de côté pour incrustation et parce que poids déséquilibré.</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sans-serif"/>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Tahoma, 'Arial Unicode MS', 'Lucida Sans Unicode', 'DejaVu Sans', 'Albany AMT', Albany, Arial, 'Nimbus Sans L', 'Interface User', Geneva, Dialog, Lucida, Helvetica, Helmet, 'Interface System', 'Sans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1:05:41.123391564</meta:creation-date>
    <meta:generator>LibreOffice/6.3.4.2.0$Linux_X86_64 LibreOffice_project/30$Build-2</meta:generator>
    <dc:date>2020-09-15T13:52:47.157873377</dc:date>
    <meta:editing-duration>PT54M14S</meta:editing-duration>
    <meta:editing-cycles>11</meta:editing-cycles>
    <meta:document-statistic meta:table-count="0" meta:image-count="0" meta:object-count="0" meta:page-count="2" meta:paragraph-count="60" meta:word-count="652" meta:character-count="4045" meta:non-whitespace-character-count="3417"/>
  </office:meta>
</office:document-meta>
</file>